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/>
    <style:font-face style:name="Latin 725" svg:font-family="'Latin 72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725" fo:font-weight="bold" officeooo:rsid="0005622b" officeooo:paragraph-rsid="000562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725" fo:font-weight="bold" officeooo:rsid="0005622b" officeooo:paragraph-rsid="0012292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725" fo:font-weight="bold" officeooo:rsid="00122928" officeooo:paragraph-rsid="001229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725" fo:font-size="16pt" fo:font-weight="bold" officeooo:rsid="0005622b" officeooo:paragraph-rsid="0005622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725" fo:font-size="16pt" fo:font-weight="bold" officeooo:rsid="00122928" officeooo:paragraph-rsid="0012292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Sans Pro" fo:font-weight="normal" officeooo:rsid="0005622b" officeooo:paragraph-rsid="0005622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ource Sans Pro" fo:font-weight="normal" officeooo:rsid="0005622b" officeooo:paragraph-rsid="0013496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Source Sans Pro" fo:font-weight="normal" officeooo:rsid="0005622b" officeooo:paragraph-rsid="0005622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Sans Pro" fo:font-weight="normal" officeooo:rsid="00084841" officeooo:paragraph-rsid="0008484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Sans Pro" fo:font-weight="normal" officeooo:rsid="00084841" officeooo:paragraph-rsid="0013496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Sans Pro" fo:font-weight="normal" officeooo:rsid="000a137c" officeooo:paragraph-rsid="000a137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ource Sans Pro" fo:font-weight="normal" officeooo:rsid="000cf0fe" officeooo:paragraph-rsid="000cf0f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Sans Pro" fo:font-weight="bold" officeooo:rsid="0013496d" officeooo:paragraph-rsid="0013496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ource Sans Pro" fo:font-style="italic" fo:font-weight="normal" officeooo:rsid="000d6bc5" officeooo:paragraph-rsid="000d6bc5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ource Sans Pro" fo:font-style="italic" fo:font-weight="normal" officeooo:rsid="00084841" officeooo:paragraph-rsid="00084841" style:font-style-asian="italic" style:font-weight-asian="normal" style:font-style-complex="italic" style:font-weight-complex="normal"/>
    </style:style>
    <style:style style:name="T1" style:family="text">
      <style:text-properties officeooo:rsid="00067e5e"/>
    </style:style>
    <style:style style:name="T2" style:family="text">
      <style:text-properties officeooo:rsid="00084841"/>
    </style:style>
    <style:style style:name="T3" style:family="text">
      <style:text-properties officeooo:rsid="000a137c"/>
    </style:style>
    <style:style style:name="T4" style:family="text">
      <style:text-properties officeooo:rsid="000be123"/>
    </style:style>
    <style:style style:name="T5" style:family="text">
      <style:text-properties officeooo:rsid="000c5dfa"/>
    </style:style>
    <style:style style:name="T6" style:family="text">
      <style:text-properties officeooo:rsid="00122928"/>
    </style:style>
    <style:style style:name="T7" style:family="text">
      <style:text-properties fo:font-variant="normal" fo:text-transform="none" fo:color="#000000" style:font-name="arial" fo:font-size="6.44999980926514pt" fo:letter-spacing="normal" fo:font-style="normal" fo:font-weight="normal"/>
    </style:style>
    <style:style style:name="T8" style:family="text">
      <style:text-properties officeooo:rsid="00134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e Kunst der Computer-basierten Modellierung und Simulation experimenteller Daten</text:p>
      <text:p text:style-name="P1"/>
      <text:p text:style-name="P4">Projekt fs-puls</text:p>
      <text:p text:style-name="P5">Konzeptbesprechung No 1</text:p>
      <text:p text:style-name="P1"/>
      <text:p text:style-name="P2">Simon Jung, Bernd Lienau, Alexander Franke</text:p>
      <text:p text:style-name="P3">Prof. Michael A. Rübhausen, Dr. Benjamin Grimm-Lebsanft</text:p>
      <text:p text:style-name="P2"/>
      <text:p text:style-name="P2"><text:span text:style-name="T6">21.11.2017</text:span><text:line-break/></text:p>
      <text:p text:style-name="P1"/>
      <text:p text:style-name="P13">PROJEKTIDEE</text:p>
      <text:p text:style-name="P13"/>
      <text:p text:style-name="P7">- Anfangen mit Einzelspalt</text:p>
      <text:p text:style-name="P6">- Gitter Simulation mit verschiendenen Pulslängen, Pulsformen, Frequenzen</text:p>
      <text:p text:style-name="P6">- FFT für Gittersimulation</text:p>
      <text:p text:style-name="P9">- Linienverteilungsfunktion vom Gitter</text:p>
      <text:p text:style-name="P6">- Erweiterung auf 2D Gitter (?)</text:p>
      <text:p text:style-name="P6">- <text:span text:style-name="T1">Imperfections, Fehlstellen, Defekten</text:span></text:p>
      <text:p text:style-name="P6">- <text:span text:style-name="T2">Kompressor / Stretcher (mit / ohne Defekten)</text:span></text:p>
      <text:p text:style-name="P6"><text:s/></text:p>
      <text:p text:style-name="P6"/>
      <text:p text:style-name="P6"/>
      <text:p text:style-name="P13">PLANUNG</text:p>
      <text:p text:style-name="P6"/>
      <text:p text:style-name="P9">PHASE 1: Gleichungen/ Code </text:p>
      <text:p text:style-name="P9">Beugungsmuster + Puls nach Gitter Simulation (!)</text:p>
      <text:p text:style-name="P9">ideales Gitter Gitter, Imperfections (Punktdefekt, Störstellen, nicht äquidistante Linien)</text:p>
      <text:p text:style-name="P9"/>
      <text:p text:style-name="P14">Termin am <text:span text:style-name="T2">20.12.17 (08:15 Uhr)</text:span></text:p>
      <text:p text:style-name="P12">- ausführbarer Code + ausgedruckter Code</text:p>
      <text:p text:style-name="P12">- Gleichungen auf Paper</text:p>
      <text:p text:style-name="P9"/>
      <text:p text:style-name="P11">PHASE 2: <text:span text:style-name="T5">Ab Weihnachten. <text:s/>Puls Compressor / Stretcher</text:span></text:p>
      <text:p text:style-name="P9"/>
      <text:p text:style-name="P15">16.01 Präsentationsvorbesprechung</text:p>
      <text:p text:style-name="P15">~20.01 Präsentation</text:p>
      <text:p text:style-name="P9"/>
      <text:p text:style-name="P10"><text:span text:style-name="T8">ABSCHLUSSPAPER(pdf) </text:span>(Abgabe Feb/Mär) : </text:p>
      <text:p text:style-name="P10">Code + Dokumentation. <text:span text:style-name="T3">Länge ist inhaltlich orientiert. Z.B. Flussdiagram und spannende Codestellen besonders beleuch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/>
    <style:font-face style:name="Latin 725" svg:font-family="'Latin 725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30:43.316716323</meta:creation-date>
    <dc:date>2017-11-24T12:29:12.228586319</dc:date>
    <meta:editing-duration>PT21M16S</meta:editing-duration>
    <meta:editing-cycles>11</meta:editing-cycles>
    <meta:generator>LibreOffice/5.4.3.2$Linux_X86_64 LibreOffice_project/40m0$Build-2</meta:generator>
    <meta:document-statistic meta:table-count="0" meta:image-count="0" meta:object-count="0" meta:page-count="1" meta:paragraph-count="27" meta:word-count="133" meta:character-count="1047" meta:non-whitespace-character-count="935"/>
  </office:meta>
</office:document-meta>
</file>